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6.79mm"/>
    </style:style>
    <style:style style:name="co3" style:family="table-column">
      <style:table-column-properties fo:break-before="auto" style:column-width="6.53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5.17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5.72mm"/>
    </style:style>
    <style:style style:name="co10" style:family="table-column">
      <style:table-column-properties fo:break-before="auto" style:column-width="5.43mm"/>
    </style:style>
    <style:style style:name="co11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number-columns-repeated="3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5"/>
          <table:table-cell office:value-type="string" calcext:value-type="string">
            <text:p>0,1,2,3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X00 ou (0 xor 1 et 2 xor 3)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4" office:value-type="string" calcext:value-type="string">
            <text:p>?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O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t(X111 ou (000X)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I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XX10 ou X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X0X0 ou 0011 ou (0 xor 1 et 2 xor 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Not(001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Not(01XX et 2 xor 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not(0X0X and (1 xor 3)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16:13:52.547033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4:37:15.601515515</meta:creation-date>
    <dc:date>2017-01-14T17:41:24.704830919</dc:date>
    <meta:editing-duration>PT1H22M50S</meta:editing-duration>
    <meta:editing-cycles>2</meta:editing-cycles>
    <meta:generator>LibreOffice/5.1.4.2$Linux_X86_64 LibreOffice_project/10m0$Build-2</meta:generator>
    <meta:document-statistic meta:table-count="1" meta:cell-count="182" meta:object-count="0"/>
  </office:meta>
</office:document-meta>
</file>